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y 4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11:42:11.395923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Hampton</meta:initial-creator>
    <meta:creation-date>2018-04-20T20:37:22.101372835</meta:creation-date>
    <dc:date>2018-05-28T12:00:55.727294061</dc:date>
    <dc:creator>Ethan Hampton</dc:creator>
    <meta:editing-duration>PT22M22S</meta:editing-duration>
    <meta:editing-cycles>3</meta:editing-cycles>
    <meta:generator>LibreOffice/5.4.6.2$Linux_X86_64 LibreOffice_project/40m0$Build-2</meta:generator>
    <meta:document-statistic meta:table-count="1" meta:cell-count="484" meta:object-count="0"/>
  </office:meta>
</office:document-meta>
</file>